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officeooo:paragraph-rsid="00197c3b"/>
    </style:style>
    <style:style style:name="P3" style:family="paragraph" style:parent-style-name="Text_20_body" style:list-style-name="L1">
      <style:text-properties officeooo:paragraph-rsid="001cfc0a"/>
    </style:style>
    <style:style style:name="P4" style:family="paragraph" style:parent-style-name="Quotations" style:list-style-name="L1">
      <style:paragraph-properties fo:margin-left="0.8102in" fo:margin-right="0.3937in" fo:margin-top="0in" fo:margin-bottom="0in" loext:contextual-spacing="false" fo:text-indent="0in" style:auto-text-indent="false" fo:padding="0in" fo:border="none"/>
    </style:style>
    <style:style style:name="P5" style:family="paragraph" style:parent-style-name="Table_20_Contents">
      <style:paragraph-properties fo:margin-top="0in" fo:margin-bottom="0.1965in" loext:contextual-spacing="false"/>
    </style:style>
    <style:style style:name="T1" style:family="text">
      <style:text-properties style:text-underline-style="solid" style:text-underline-width="auto" style:text-underline-color="font-color" officeooo:rsid="00163099"/>
    </style:style>
    <style:style style:name="T2" style:family="text">
      <style:text-properties officeooo:rsid="0014f5c0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163099"/>
    </style:style>
    <style:style style:name="T5" style:family="text">
      <style:text-properties officeooo:rsid="00182fc5"/>
    </style:style>
    <style:style style:name="T6" style:family="text">
      <style:text-properties officeooo:rsid="0019b8cb"/>
    </style:style>
    <style:style style:name="T7" style:family="text">
      <style:text-properties officeooo:rsid="001ab04c"/>
    </style:style>
    <style:style style:name="T8" style:family="text">
      <style:text-properties officeooo:rsid="001cfc0a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application">
        <text:section text:style-name="Sect1" text:name="wrapper-container">
          <text:section text:style-name="Sect1" text:name="wrapper">
            <text:section text:style-name="Sect1" text:name="main">
              <text:section text:style-name="Sect1" text:name="not_right_side">
                <text:section text:style-name="Sect1" text:name="content-wrapper">
                  <text:section text:style-name="Sect1" text:name="content">
                    <text:section text:style-name="Sect1" text:name="assignment_show">
                      <text:h text:style-name="Heading_20_1" text:outline-level="1"><text:span text:style-name="Strong_20_Emphasis">Homework: Variable Type vs Object Type</text:span></text:h>
                      <text:list xml:id="list4429346195824614137" text:style-name="L1">
                        <text:list-item>
                          <text:p text:style-name="P1">Which of the followings is considered boxing? <text:span text:style-name="T2">c.</text:span></text:p>
                          <text:p text:style-name="P4">a. double dblx = fx;<text:line-break/>b. float fx = ix;<text:line-break/><text:span text:style-name="T3">c. object myobjx = fx;</text:span><text:line-break/>d. int ix = objy;</text:p>
                        </text:list-item>
                        <text:list-item>
                          <text:p text:style-name="P1">Which of the followings is considered unboxing? <text:span text:style-name="T2">d.</text:span></text:p>
                          <text:p text:style-name="P4">a. string str = ix.ToString();<text:line-break/>b. double dblx =(double) fx;<text:line-break/>c. object myobjx = fx;<text:line-break/><text:span text:style-name="T3">d. int ix = (int) objy;</text:span></text:p>
                        </text:list-item>
                        <text:list-item>
                          <text:p text:style-name="P1">Object objdblx is of type double. Assign the value of this object to a variable of type float.</text:p>
                          <text:p text:style-name="P4">float fx = <text:span text:style-name="T5">(float) (double) </text:span>objdblx;</text:p>
                        </text:list-item>
                        <text:list-item>
                          <text:p text:style-name="P1">Object objflx is of type float. Assign the value of this object <text:span text:style-name="T4">t</text:span>o another variable of type double.</text:p>
                          <text:p text:style-name="P4">double dx = <text:span text:style-name="T5">(double) (float) </text:span>objflx;</text:p>
                        </text:list-item>
                        <text:list-item>
                          <text:p text:style-name="P1">Convert the string strx to a double dblx:</text:p>
                          <text:p text:style-name="P4">double dblx = <text:span text:style-name="T2">(string) strx</text:span></text:p>
                        </text:list-item>
                        <text:list-item>
                          <text:p text:style-name="P1">Convert the integer ix to a float fx:</text:p>
                          <text:p text:style-name="P4">float fx = <text:span text:style-name="T4">(int) ix</text:span></text:p>
                        </text:list-item>
                        <text:list-item>
                          <text:p text:style-name="P1">Convert the double dblx to a string strx:</text:p>
                          <text:p text:style-name="P4">string strx = <text:span text:style-name="T6">(double) dblx</text:span></text:p>
                        </text:list-item>
                        <text:list-item>
                          <text:p text:style-name="P1">Object is the <text:span text:style-name="T1">Mother/Base</text:span> class of all other data types.</text:p>
                        </text:list-item>
                        <text:list-item>
                          <text:p text:style-name="P2">What is an object (the definition)? <text:span text:style-name="T4">See above. Or an Object is an instance of a class that is created dynamically.</text:span></text:p>
                        </text:list-item>
                        <text:list-item>
                          <text:p text:style-name="P1"><text:s/>How do you declare an object in C#? <text:span text:style-name="T6">By declaring type Object, such as object newobj = (int) x. Or if you are just declaring an object, then “newobj” would be an example of an object integer with the variable being “x”. <text:s text:c="2"/></text:span></text:p>
                        </text:list-item>
                        <text:list-item>
                          <text:p text:style-name="P3"><text:s/>What is the difference between an object and a variable? A variable represents a storage location in memory <text:span text:style-name="T8">and can be changed. Where an object is always that object but can reference many locations. </text:span></text:p>
                          <text:p text:style-name="P1"/>
                        </text:list-item>
                      </text:list>
                    </text:section>
                  </text:section>
                </text:section>
              </text:section>
            </text:section>
          </text:section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9T19:08:20.715000000</meta:creation-date>
    <meta:generator>LibreOffice/5.1.2.2$Windows_x86 LibreOffice_project/d3bf12ecb743fc0d20e0be0c58ca359301eb705f</meta:generator>
    <dc:date>2016-07-22T13:15:20.193000000</dc:date>
    <meta:editing-duration>PT12M55S</meta:editing-duration>
    <meta:editing-cycles>4</meta:editing-cycles>
    <meta:document-statistic meta:table-count="0" meta:image-count="0" meta:object-count="0" meta:page-count="1" meta:paragraph-count="19" meta:word-count="268" meta:character-count="1395" meta:non-whitespace-character-count="1151"/>
  </office:meta>
</office:document-meta>
</file>